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Lohit Devanagari" svg:font-family="'Lohit Devanagari'" style:font-family-generic="system" style:font-pitch="variable"/>
    <style:font-face style:name="Noto Sans CJK JP2" svg:font-family="'Noto Sans CJK J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00645" officeooo:paragraph-rsid="00100645"/>
    </style:style>
    <style:style style:name="P3" style:family="paragraph" style:parent-style-name="Standard">
      <style:text-properties officeooo:rsid="000fd9cd" officeooo:paragraph-rsid="000fd9cd"/>
    </style:style>
    <style:style style:name="P4" style:family="paragraph" style:parent-style-name="Standard">
      <style:text-properties officeooo:rsid="00145672" officeooo:paragraph-rsid="00145672"/>
    </style:style>
    <style:style style:name="P5" style:family="paragraph" style:parent-style-name="Standard">
      <style:text-properties officeooo:rsid="00145672" officeooo:paragraph-rsid="0017136c"/>
    </style:style>
    <style:style style:name="P6" style:family="paragraph" style:parent-style-name="Standard">
      <style:text-properties officeooo:rsid="00146156" officeooo:paragraph-rsid="00146156"/>
    </style:style>
    <style:style style:name="P7" style:family="paragraph" style:parent-style-name="Standard">
      <style:text-properties officeooo:rsid="001a8ca3" officeooo:paragraph-rsid="001a8ca3"/>
    </style:style>
    <style:style style:name="P8" style:family="paragraph" style:parent-style-name="Standard">
      <style:text-properties officeooo:rsid="001dce02" officeooo:paragraph-rsid="001dce02"/>
    </style:style>
    <style:style style:name="P9" style:family="paragraph" style:parent-style-name="Standard">
      <style:text-properties officeooo:rsid="001e8090" officeooo:paragraph-rsid="001e8090"/>
    </style:style>
    <style:style style:name="P10" style:family="paragraph" style:parent-style-name="Standard">
      <style:text-properties officeooo:rsid="0023c6ab" officeooo:paragraph-rsid="0023c6ab"/>
    </style:style>
    <style:style style:name="P11" style:family="paragraph" style:parent-style-name="Standard">
      <style:text-properties officeooo:rsid="001c1964" officeooo:paragraph-rsid="001a8ca3"/>
    </style:style>
    <style:style style:name="P12" style:family="paragraph" style:parent-style-name="Standard">
      <style:text-properties officeooo:rsid="00256e9c" officeooo:paragraph-rsid="00256e9c"/>
    </style:style>
    <style:style style:name="P13" style:family="paragraph" style:parent-style-name="Standard">
      <style:text-properties officeooo:rsid="00264188" officeooo:paragraph-rsid="00264188"/>
    </style:style>
    <style:style style:name="T1" style:family="text">
      <style:text-properties officeooo:rsid="00153802"/>
    </style:style>
    <style:style style:name="T2" style:family="text">
      <style:text-properties officeooo:rsid="0017c80a"/>
    </style:style>
    <style:style style:name="T3" style:family="text">
      <style:text-properties style:font-name="Noto Sans CJK JP1" fo:font-size="10.5pt" style:font-name-asian="Noto Sans CJK JP1" style:font-size-asian="10.5pt" style:font-size-complex="10.5pt"/>
    </style:style>
    <style:style style:name="T4" style:family="text">
      <style:text-properties style:font-name="Noto Sans CJK JP1" fo:font-size="10.5pt" officeooo:rsid="0017c80a" style:font-name-asian="Noto Sans CJK JP1" style:font-size-asian="10.5pt" style:font-size-complex="10.5pt"/>
    </style:style>
    <style:style style:name="T5" style:family="text">
      <style:text-properties officeooo:rsid="001b7e64"/>
    </style:style>
    <style:style style:name="T6" style:family="text">
      <style:text-properties officeooo:rsid="001c1964"/>
    </style:style>
    <style:style style:name="T7" style:family="text">
      <style:text-properties officeooo:rsid="001dce02"/>
    </style:style>
    <style:style style:name="T8" style:family="text">
      <style:text-properties officeooo:rsid="001fd0e4"/>
    </style:style>
    <style:style style:name="T9" style:family="text">
      <style:text-properties officeooo:rsid="0023b07d"/>
    </style:style>
    <style:style style:name="T10" style:family="text">
      <style:text-properties officeooo:rsid="002746f2"/>
    </style:style>
    <style:style style:name="T11" style:family="text">
      <style:text-properties officeooo:rsid="00288b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프로그램 설계</text:p>
      <text:p text:style-name="P1"/>
      <text:p text:style-name="P2">프로그램의 ui는 pyqt를 이용</text:p>
      <text:p text:style-name="P2"/>
      <text:p text:style-name="P2">애완견의 체중, 사료의 종류, 사료 섭취량, 산책 시간을 입력</text:p>
      <text:p text:style-name="P2">애완견의 체중, 사료의 섭취량, 산책 시간은 qlineedit을 통해 int형으로 전달받게 하고, 사료의 종류는 qcombobox를 통해 미리 만들어 놓은 항목을 사용자가 선택</text:p>
      <text:p text:style-name="P2"/>
      <text:p text:style-name="P2">이렇게 입력받은 값들을 통해 칼로리의 소모량과 섭취량을 계산, 섭취량 - 소모량을 계산해 양수의 값이 너무 클 경우 사료의 양을 줄이거나 산책 시간을 늘리기를 요구, 음수의 값이 너무 클 경우 사료의 양을 늘리거나 산책 시간을 줄이기를 권고</text:p>
      <text:p text:style-name="P3"/>
      <text:p text:style-name="P5">qcombobox를 통해 사료의 종류를 입력할 때, 사료의 이름들은 길고 서로 비슷해 이름 만으로 고르는 데에는 접근성이 떨어짐</text:p>
      <text:p text:style-name="P5">윈도우 창에 사료들의 사진을 넣고, 숫자를 붙여 그 숫자에 따라 고를 수 있게 함 </text:p>
      <text:p text:style-name="P5">(setpixmap 함수를 이용)</text:p>
      <text:p text:style-name="P5">사진은 사료 종류 선택창 바로 위에 배치, 각 사진에 숫자를 적어놓음 </text:p>
      <text:p text:style-name="P5"/>
      <text:p text:style-name="P4">사료의 종류가 선택되면 <text:span text:style-name="T5">qcombobox의 인덱스를</text:span> <text:span text:style-name="T1">5종의 사료의 칼로리가 기록된 리스트 calorie의 인덱스로 활용, 계산할 사료의 칼로리 결정 </text:span></text:p>
      <text:p text:style-name="P4"/>
      <text:p text:style-name="P6">Initui 메소드가 입력 요소들을 받는 위젯들을 모두 보여주고, 사용자가 모든 요소들을 입력한 뒤 submit버튼을 누름 → calculate 메소드를 통해 칼로리의 소모량과 섭취량이 계산되어 최종 결과를 보여줌</text:p>
      <text:p text:style-name="P6"/>
      <text:p text:style-name="P6">체중, 사료량, 산책 시간 입력 칸 오른쪽에 단위 표시(<text:span text:style-name="T2">kg, g, 분) </text:span></text:p>
      <text:p text:style-name="P6">입력 칸은<text:span text:style-name="T3"> </text:span><text:span text:style-name="T4">qt.alignmentRight</text:span><text:span text:style-name="T2">를 이용해 단위 바로 옆에 숫자가 표시되도록 함 </text:span></text:p>
      <text:p text:style-name="P6"/>
      <text:p text:style-name="P7">submit버튼을 누른 시점에서 각 입력 항목이 제대로 입력되었는지 if문을 통해 검사하고, 빈 항목이 있으면 결과 창에 메세지 출력</text:p>
      <text:p text:style-name="P7"/>
      <text:p text:style-name="P7">+추가기능</text:p>
      <text:p text:style-name="P11">사용자 입장에서 자신이 주는 사료의 양을 g으로 알고 있는 경우는 드물 것이라 생각됨</text:p>
      <text:p text:style-name="P7">→ 5 종의 사료의 종이컵 1컵 당 <text:span text:style-name="T6">g을 표시</text:span></text:p>
      <text:p text:style-name="P7">(75<text:span text:style-name="T6">g/ 80g/ 90g/ 80g/ 80g)</text:span></text:p>
      <text:p text:style-name="P7">사료의 칼로리와 마찬가지로 리스트를 만들어 <text:span text:style-name="T7">qcombobox에서의 인덱스를 그대로 활용</text:span></text:p>
      <text:p text:style-name="P8">(단, submit버튼을 누르기 전에 표시해 주어야 하므로 initUI 메소드에 추가)</text:p>
      <text:p text:style-name="P9"/>
      <text:p text:style-name="P9">사료 종류에 해당하는 qcombobox의 항목을 선택할 때마다 1컵 당 g 표시는 바뀌어야 함</text:p>
      <text:p text:style-name="P9">→ <text:span text:style-name="T8">qcombobox의 함수 activated 사용, 연결을 위한 새로운 함수 gramDisplay 생성</text:span></text:p>
      <text:p text:style-name="P9">함수 <text:span text:style-name="T9">gramDisplay: 기존 종이컵 1컵 당 g 글자를 업데이트 (기존 글자 삭제, 새로 생성)</text:span></text:p>
      <text:p text:style-name="P10">기존 글자를 삭제하는 데에는 deletelater 함수 사용</text:p>
      <text:p text:style-name="P10"/>
      <text:p text:style-name="P10"><text:soft-page-break/>caculate함수 내부에서 칼로리 소모량과 섭취량 계산</text:p>
      <text:p text:style-name="P10">총 소모량과 섭취량 표시</text:p>
      <text:p text:style-name="P10">칼로리는 소수점 단위로 계산 됨 → 표시할 때는 소수점이 없도록 반올림</text:p>
      <text:p text:style-name="P10"/>
      <text:p text:style-name="P10">최종 칼로리가 음수일 경우, 양수일 경우 나눠서 결과창을 통해 피드백</text:p>
      <text:p text:style-name="P10"/>
      <text:p text:style-name="P12">+추가 기능</text:p>
      <text:p text:style-name="P12">qcombobox에 없는 사료를 제공하는 경우:</text:p>
      <text:p text:style-name="P12">사용자가 사료의 kg당 kcal를 직접 입력할 수 있도록 위젯 생성</text:p>
      <text:p text:style-name="P12"/>
      <text:p text:style-name="P12">애완견의 크기(소형, 중형, 대형)에 따른 권장 산책 시간이 존재</text:p>
      <text:p text:style-name="P13">(<text:span text:style-name="T10">30분/ 1시간/ 2시간)</text:span></text:p>
      <text:p text:style-name="P12">크기를 입력 받는 위젯(qradiobutton) 생성, 입력 값을 최종 안내에 반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Lohit Devanagari" svg:font-family="'Lohit Devanagari'" style:font-family-generic="system" style:font-pitch="variable"/>
    <style:font-face style:name="Noto Sans CJK JP2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2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8T16:39:22.348979115</meta:creation-date>
    <dc:date>2020-11-30T21:16:00.572933640</dc:date>
    <meta:editing-duration>PT9H33M19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964" meta:character-count="1516" meta:non-whitespace-character-count="1184"/>
  </office:meta>
</office:document-meta>
</file>